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start="Arrow" draw:marker-start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8pt"/>
    </style:style>
    <style:style style:name="P4" style:family="paragraph">
      <style:text-properties fo:font-size="18pt"/>
    </style:style>
    <style:style style:name="P5" style:family="paragraph">
      <style:paragraph-properties fo:margin-left="0cm" fo:margin-right="0cm" fo:text-indent="0cm"/>
      <style:text-properties fo:font-size="14pt"/>
    </style:style>
    <style:style style:name="P6" style:family="paragraph">
      <style:text-properties fo:font-size="14pt"/>
    </style:style>
    <style:style style:name="T1" style:family="text">
      <style:text-properties fo:font-size="18pt"/>
    </style:style>
    <style:style style:name="T2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985cm" svg:height="5.715cm" svg:x="7.35cm" svg:y="11.795cm">
          <text:p text:style-name="P2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6.467cm" svg:height="1.905cm" svg:x="1cm" svg:y="18.145cm">
          <draw:text-box>
            <text:p text:style-name="P2"><text:span text:style-name="T1">Rating (reputation)</text:span></text:p>
            <text:p text:style-name="P2"><text:span text:style-name="T1">of comments/posts</text:span></text:p>
          </draw:text-box>
        </draw:frame>
        <draw:frame draw:style-name="gr3" draw:text-style-name="P4" draw:layer="layout" svg:width="9.35cm" svg:height="0.988cm" svg:x="6.255cm" svg:y="10.525cm">
          <draw:text-box>
            <text:p text:style-name="P2"><text:span text:style-name="T1">Karma (reputation of a user)</text:span></text:p>
          </draw:text-box>
        </draw:frame>
        <draw:frame draw:style-name="gr3" draw:text-style-name="P4" draw:layer="layout" svg:width="6.623cm" svg:height="1.725cm" svg:x="13.427cm" svg:y="18.145cm">
          <draw:text-box>
            <text:p text:style-name="P2"><text:span text:style-name="T1">Rating (reputation)</text:span></text:p>
            <text:p text:style-name="P2"><text:span text:style-name="T1">of comment ratings</text:span></text:p>
          </draw:text-box>
        </draw:frame>
        <draw:frame draw:style-name="gr4" draw:text-style-name="P5" draw:layer="layout" svg:width="4.445cm" svg:height="0.885cm" svg:x="6.715cm" svg:y="14.335cm">
          <draw:text-box>
            <text:p text:style-name="P5"><text:span text:style-name="T2">affects</text:span></text:p>
          </draw:text-box>
        </draw:frame>
        <draw:frame draw:style-name="gr4" draw:text-style-name="P5" draw:layer="layout" svg:width="4.445cm" svg:height="0.885cm" svg:x="13.065cm" svg:y="14.335cm">
          <draw:text-box>
            <text:p text:style-name="P5"><text:span text:style-name="T2">affects</text:span></text:p>
          </draw:text-box>
        </draw:frame>
        <draw:line draw:style-name="gr5" draw:text-style-name="P1" draw:layer="layout" svg:x1="5.445cm" svg:y1="16.875cm" svg:x2="7.985cm" svg:y2="12.43cm">
          <text:p text:style-name="P2"/>
        </draw:line>
        <draw:line draw:style-name="gr5" draw:text-style-name="P1" draw:layer="layout" svg:x1="16.875cm" svg:y1="16.875cm" svg:x2="13.7cm" svg:y2="12.43cm">
          <text:p text:style-name="P2"/>
        </draw:line>
        <draw:line draw:style-name="gr6" draw:text-style-name="P1" draw:layer="layout" svg:x1="8.62cm" svg:y1="18.78cm" svg:x2="13.065cm" svg:y2="18.78cm">
          <text:p text:style-name="P2"/>
        </draw:line>
        <draw:frame draw:style-name="gr3" draw:text-style-name="P6" draw:layer="layout" svg:width="2.919cm" svg:height="0.831cm" svg:x="9.255cm" svg:y="19.219cm">
          <draw:text-box>
            <text:p text:style-name="P5"><text:span text:style-name="T2">evaluates</text:span></text:p>
          </draw:text-box>
        </draw:frame>
        <draw:line draw:style-name="gr6" draw:text-style-name="P1" draw:layer="layout" svg:x1="4.81cm" svg:y1="16.875cm" svg:x2="7.35cm" svg:y2="12.43cm">
          <text:p text:style-name="P2"/>
        </draw:line>
        <draw:line draw:style-name="gr6" draw:text-style-name="P1" draw:layer="layout" svg:x1="17.51cm" svg:y1="16.875cm" svg:x2="14.335cm" svg:y2="12.43cm">
          <text:p text:style-name="P2"/>
        </draw:line>
        <draw:frame draw:style-name="gr7" draw:text-style-name="P5" draw:layer="layout" svg:width="4.249cm" svg:height="1.991cm" svg:x="16.341cm" svg:y="13.065cm">
          <draw:text-box>
            <text:p text:style-name="P5"><text:span text:style-name="T2">provides</text:span></text:p>
            <text:p text:style-name="P5"><text:span text:style-name="T2">(only if </text:span></text:p>
            <text:p text:style-name="P5"><text:span text:style-name="T2">Karma is good)</text:span></text:p>
          </draw:text-box>
        </draw:frame>
        <draw:frame draw:style-name="gr3" draw:text-style-name="P6" draw:layer="layout" svg:width="4.249cm" svg:height="1.991cm" svg:x="1.635cm" svg:y="12.979cm">
          <draw:text-box>
            <text:p text:style-name="P5"><text:span text:style-name="T2">provides</text:span></text:p>
            <text:p text:style-name="P5"><text:span text:style-name="T2">(only if </text:span></text:p>
            <text:p text:style-name="P5"><text:span text:style-name="T2">Karma is goo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Yow Lim</meta:initial-creator>
    <meta:creation-date>2007-07-16T14:35:36</meta:creation-date>
    <dc:creator>Yow Lim</dc:creator>
    <dc:date>2007-07-16T15:26:14</dc:date>
    <dc:language>en-US</dc:language>
    <meta:editing-cycles>3</meta:editing-cycles>
    <meta:editing-duration>PT18M0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